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03cm" style:rel-column-width="1759*"/>
    </style:style>
    <style:style style:name="Table1.B" style:family="table-column">
      <style:table-column-properties style:column-width="4.089cm" style:rel-column-width="2318*"/>
    </style:style>
    <style:style style:name="Table1.C" style:family="table-column">
      <style:table-column-properties style:column-width="4.138cm" style:rel-column-width="2346*"/>
    </style:style>
    <style:style style:name="Table1.D" style:family="table-column">
      <style:table-column-properties style:column-width="5.671cm" style:rel-column-width="321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C" style:family="table-column">
      <style:table-column-properties style:column-width="2.833cm" style:rel-column-width="10922*"/>
    </style:style>
    <style:style style:name="Table2.D" style:family="table-column">
      <style:table-column-properties style:column-width="5.667cm" style:rel-column-width="21847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2.833cm" style:rel-column-width="10922*"/>
    </style:style>
    <style:style style:name="Table3.D" style:family="table-column">
      <style:table-column-properties style:column-width="5.667cm" style:rel-column-width="21847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C" style:family="table-column">
      <style:table-column-properties style:column-width="2.833cm" style:rel-column-width="10922*"/>
    </style:style>
    <style:style style:name="Table4.D" style:family="table-column">
      <style:table-column-properties style:column-width="5.667cm" style:rel-column-width="21847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C" style:family="table-column">
      <style:table-column-properties style:column-width="2.833cm" style:rel-column-width="10922*"/>
    </style:style>
    <style:style style:name="Table5.D" style:family="table-column">
      <style:table-column-properties style:column-width="5.667cm" style:rel-column-width="21847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C" style:family="table-column">
      <style:table-column-properties style:column-width="2.833cm" style:rel-column-width="10922*"/>
    </style:style>
    <style:style style:name="Table6.D" style:family="table-column">
      <style:table-column-properties style:column-width="5.667cm" style:rel-column-width="21847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4.249cm" style:rel-column-width="16383*"/>
    </style:style>
    <style:style style:name="Table7.C" style:family="table-column">
      <style:table-column-properties style:column-width="2.833cm" style:rel-column-width="10922*"/>
    </style:style>
    <style:style style:name="Table7.D" style:family="table-column">
      <style:table-column-properties style:column-width="5.667cm" style:rel-column-width="21847*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02f" officeooo:paragraph-rsid="000ca02f"/>
    </style:style>
    <style:style style:name="P2" style:family="paragraph" style:parent-style-name="Standard">
      <style:text-properties officeooo:rsid="000d7941" officeooo:paragraph-rsid="000d7941"/>
    </style:style>
    <style:style style:name="P3" style:family="paragraph" style:parent-style-name="Standard">
      <style:text-properties officeooo:rsid="000d7941" officeooo:paragraph-rsid="00131a4f"/>
    </style:style>
    <style:style style:name="P4" style:family="paragraph" style:parent-style-name="Standard">
      <style:text-properties officeooo:rsid="000d7941" officeooo:paragraph-rsid="00138c35"/>
    </style:style>
    <style:style style:name="P5" style:family="paragraph" style:parent-style-name="Standard">
      <style:text-properties officeooo:rsid="000d7941" officeooo:paragraph-rsid="00155006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0d794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131a4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138c3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15500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ca02f" officeooo:paragraph-rsid="000ca02f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0d7941"/>
    </style:style>
    <style:style style:name="P12" style:family="paragraph" style:parent-style-name="Standard">
      <style:text-properties officeooo:paragraph-rsid="00131a4f"/>
    </style:style>
    <style:style style:name="P13" style:family="paragraph" style:parent-style-name="Standard">
      <style:text-properties officeooo:paragraph-rsid="00155006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ca02f" officeooo:paragraph-rsid="000ca02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ca02f" officeooo:paragraph-rsid="000d794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ca02f" officeooo:paragraph-rsid="00131a4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ca02f" officeooo:paragraph-rsid="00138c3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ca02f" officeooo:paragraph-rsid="00155006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0f340f" officeooo:paragraph-rsid="000f340f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officeooo:rsid="000f340f" officeooo:paragraph-rsid="000f340f"/>
    </style:style>
    <style:style style:name="P21" style:family="paragraph" style:parent-style-name="Standard">
      <style:text-properties fo:font-size="14pt" fo:font-weight="bold" officeooo:rsid="000d7941" officeooo:paragraph-rsid="000ca02f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0d7941" officeooo:paragraph-rsid="00138c35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rsid="000f340f" officeooo:paragraph-rsid="00771b53"/>
    </style:style>
    <style:style style:name="T1" style:family="text">
      <style:text-properties officeooo:rsid="00131a4f"/>
    </style:style>
    <style:style style:name="T2" style:family="text">
      <style:text-properties officeooo:rsid="00138c35"/>
    </style:style>
    <style:style style:name="T3" style:family="text">
      <style:text-properties officeooo:rsid="00155006"/>
    </style:style>
    <style:style style:name="T4" style:family="text">
      <style:text-properties officeooo:rsid="006e28bb"/>
    </style:style>
    <style:style style:name="T5" style:family="text">
      <style:text-properties officeooo:rsid="006ebae6"/>
    </style:style>
    <style:style style:name="T6" style:family="text">
      <style:text-properties officeooo:rsid="00709306"/>
    </style:style>
    <style:style style:name="T7" style:family="text">
      <style:text-properties officeooo:rsid="0072463b"/>
    </style:style>
    <style:style style:name="T8" style:family="text">
      <style:text-properties officeooo:rsid="0073eacb"/>
    </style:style>
    <style:style style:name="T9" style:family="text">
      <style:text-properties officeooo:rsid="007529c9"/>
    </style:style>
    <style:style style:name="T10" style:family="text">
      <style:text-properties officeooo:rsid="00771b53"/>
    </style:style>
    <style:style style:name="T11" style:family="text">
      <style:text-properties officeooo:rsid="00784320"/>
    </style:style>
    <style:style style:name="T12" style:family="text">
      <style:text-properties officeooo:rsid="0078dde6"/>
    </style:style>
    <style:style style:name="T13" style:family="text">
      <style:text-properties officeooo:rsid="00796565"/>
    </style:style>
    <style:style style:name="T14" style:family="text">
      <style:text-properties officeooo:rsid="007b6204"/>
    </style:style>
    <style:style style:name="T15" style:family="text">
      <style:text-properties officeooo:rsid="007caf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motion percentag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User-Robot</text:p>
          </table:table-cell>
          <table:table-cell table:style-name="Table1.A1" office:value-type="string">
            <text:p text:style-name="P14">M. non dependent</text:p>
          </table:table-cell>
          <table:table-cell table:style-name="Table1.A1" office:value-type="string">
            <text:p text:style-name="P14">Neutral</text:p>
          </table:table-cell>
          <table:table-cell table:style-name="Table1.D1" office:value-type="string">
            <text:p text:style-name="P14">M. dependent</text:p>
          </table:table-cell>
        </table:table-row>
        <table:table-row>
          <table:table-cell table:style-name="Table1.A2" office:value-type="string">
            <text:p text:style-name="P14">Engaged complete</text:p>
          </table:table-cell>
          <table:table-cell table:style-name="Table1.A2" office:value-type="string">
            <text:p text:style-name="P19">Joy: <text:span text:style-name="T4">94.6%</text:span></text:p>
            <text:p text:style-name="P19">Calmness: <text:span text:style-name="T4">0.3%</text:span></text:p>
            <text:p text:style-name="P19">Sadness: -</text:p>
            <text:p text:style-name="P19">Surprise: <text:span text:style-name="T4">5.1%</text:span></text:p>
          </table:table-cell>
          <table:table-cell table:style-name="Table1.A2" office:value-type="string">
            <text:p text:style-name="P19">Joy: <text:span text:style-name="T4">83.9</text:span></text:p>
            <text:p text:style-name="P19">Calmness: <text:span text:style-name="T4">10.9</text:span></text:p>
            <text:p text:style-name="P19">Sadness: <text:span text:style-name="T4">0</text:span></text:p>
            <text:p text:style-name="P19">Surprise: <text:span text:style-name="T4">5.2</text:span></text:p>
          </table:table-cell>
          <table:table-cell table:style-name="Table1.D2" office:value-type="string">
            <text:p text:style-name="P19">Joy: <text:span text:style-name="T8">71.8</text:span></text:p>
            <text:p text:style-name="P19">Calmness: <text:span text:style-name="T8">19.1</text:span></text:p>
            <text:p text:style-name="P19">Sadness: <text:span text:style-name="T8">5</text:span></text:p>
            <text:p text:style-name="P19">Surprise: <text:span text:style-name="T8">4.1</text:span></text:p>
          </table:table-cell>
        </table:table-row>
        <table:table-row>
          <table:table-cell table:style-name="Table1.A2" office:value-type="string">
            <text:p text:style-name="P14">Neutral</text:p>
          </table:table-cell>
          <table:table-cell table:style-name="Table1.A2" office:value-type="string">
            <text:p text:style-name="P19">Joy: <text:span text:style-name="T9">9</text:span></text:p>
            <text:p text:style-name="P19">Calmness: <text:span text:style-name="T9">50.6</text:span></text:p>
            <text:p text:style-name="P19">Sadness: <text:span text:style-name="T9">37.9</text:span></text:p>
            <text:p text:style-name="P19">Surprise: <text:span text:style-name="T9">2.5</text:span></text:p>
          </table:table-cell>
          <table:table-cell table:style-name="Table1.A2" office:value-type="string">
            <text:p text:style-name="P19">Joy: <text:span text:style-name="T10">15.5</text:span></text:p>
            <text:p text:style-name="P19">Calmness: <text:span text:style-name="T10">69.3</text:span></text:p>
            <text:p text:style-name="P19">Sadness: <text:span text:style-name="T10">12.7</text:span></text:p>
            <text:p text:style-name="P19">Surprise: <text:span text:style-name="T10">2.5</text:span></text:p>
          </table:table-cell>
          <table:table-cell table:style-name="Table1.D2" office:value-type="string">
            <text:p text:style-name="P19">Joy: <text:span text:style-name="T11">10.1</text:span></text:p>
            <text:p text:style-name="P19">Calmness: <text:span text:style-name="T11">34.7</text:span></text:p>
            <text:p text:style-name="P19">Sadness: <text:span text:style-name="T11">52.7</text:span></text:p>
            <text:p text:style-name="P19">Surprise: <text:span text:style-name="T11">2.5</text:span></text:p>
          </table:table-cell>
        </table:table-row>
        <table:table-row>
          <table:table-cell table:style-name="Table1.A2" office:value-type="string">
            <text:p text:style-name="P14">Disengaged complete</text:p>
          </table:table-cell>
          <table:table-cell table:style-name="Table1.A2" office:value-type="string">
            <text:p text:style-name="P19">Joy: <text:span text:style-name="T12">7.3</text:span></text:p>
            <text:p text:style-name="P19">Calmness: <text:span text:style-name="T12">64.8</text:span></text:p>
            <text:p text:style-name="P19">Sadness: <text:span text:style-name="T12">27.3</text:span></text:p>
            <text:p text:style-name="P19">Surprise: <text:span text:style-name="T12">0.7</text:span></text:p>
          </table:table-cell>
          <table:table-cell table:style-name="Table1.A2" office:value-type="string">
            <text:p text:style-name="P19">Joy: <text:span text:style-name="T13">0</text:span></text:p>
            <text:p text:style-name="P19">Calmness: <text:span text:style-name="T13">27.9</text:span></text:p>
            <text:p text:style-name="P19">Sadness: <text:span text:style-name="T13">71.3</text:span></text:p>
            <text:p text:style-name="P19">Surprise: <text:span text:style-name="T13">0.7</text:span></text:p>
          </table:table-cell>
          <table:table-cell table:style-name="Table1.D2" office:value-type="string">
            <text:p text:style-name="P19">Joy: <text:span text:style-name="T14">0</text:span></text:p>
            <text:p text:style-name="P19">Calmness: <text:span text:style-name="T14">4.1</text:span></text:p>
            <text:p text:style-name="P19">Sadness: <text:span text:style-name="T14">95.5</text:span></text:p>
            <text:p text:style-name="P19">Surprise: <text:span text:style-name="T14">0.3</text:span></text:p>
          </table:table-cell>
        </table:table-row>
      </table:table>
      <text:p text:style-name="P21"/>
      <text:p text:style-name="P6">Emotional signal</text:p>
      <text:p text:style-name="P2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15">User/Robot</text:p>
          </table:table-cell>
          <table:table-cell table:style-name="Table2.A1" office:value-type="string">
            <text:p text:style-name="P15">M. non dependent</text:p>
          </table:table-cell>
          <table:table-cell table:style-name="Table2.A1" office:value-type="string">
            <text:p text:style-name="P15">Neutral</text:p>
          </table:table-cell>
          <table:table-cell table:style-name="Table2.D1" office:value-type="string">
            <text:p text:style-name="P15">M. dependent</text:p>
          </table:table-cell>
        </table:table-row>
        <table:table-row>
          <table:table-cell table:style-name="Table2.A2" office:value-type="string">
            <text:p text:style-name="P15">Engaged complete</text:p>
          </table:table-cell>
          <table:table-cell table:style-name="Table2.A2" office:value-type="string">
            <text:p text:style-name="P20">Mean: <text:span text:style-name="T4">76.42</text:span></text:p>
            <text:p text:style-name="P20">Std: <text:span text:style-name="T4">9.27</text:span></text:p>
          </table:table-cell>
          <table:table-cell table:style-name="Table2.A2" office:value-type="string">
            <text:p text:style-name="P20">Mean: <text:span text:style-name="T5">76.36</text:span></text:p>
            <text:p text:style-name="P20">Std: <text:span text:style-name="T5">12.19</text:span></text:p>
          </table:table-cell>
          <table:table-cell table:style-name="Table2.D2" office:value-type="string">
            <text:p text:style-name="P20">Mean: <text:span text:style-name="T8">76.18</text:span></text:p>
            <text:p text:style-name="P20">Std: <text:span text:style-name="T8">20.43</text:span></text:p>
          </table:table-cell>
        </table:table-row>
        <table:table-row>
          <table:table-cell table:style-name="Table2.A2" office:value-type="string">
            <text:p text:style-name="P15">Neutral</text:p>
          </table:table-cell>
          <table:table-cell table:style-name="Table2.A2" office:value-type="string">
            <text:p text:style-name="P20">Mean: <text:span text:style-name="T9">43.47</text:span></text:p>
            <text:p text:style-name="P20">Std: <text:span text:style-name="T9">12.46</text:span></text:p>
          </table:table-cell>
          <table:table-cell table:style-name="Table2.A2" office:value-type="string">
            <text:p text:style-name="P20">Mean: <text:span text:style-name="T10">51.07</text:span></text:p>
            <text:p text:style-name="P20">Std: <text:span text:style-name="T10">12.68</text:span></text:p>
          </table:table-cell>
          <table:table-cell table:style-name="Table2.D2" office:value-type="string">
            <text:p text:style-name="P20">Mean: <text:span text:style-name="T11">38.59</text:span></text:p>
            <text:p text:style-name="P20">Std: <text:span text:style-name="T11">16.9</text:span></text:p>
          </table:table-cell>
        </table:table-row>
        <table:table-row>
          <table:table-cell table:style-name="Table2.A2" office:value-type="string">
            <text:p text:style-name="P15">Disengaged complete</text:p>
          </table:table-cell>
          <table:table-cell table:style-name="Table2.A2" office:value-type="string">
            <text:p text:style-name="P20">Mean: <text:span text:style-name="T12">45.82</text:span></text:p>
            <text:p text:style-name="P20">Std: <text:span text:style-name="T12">9.19</text:span></text:p>
          </table:table-cell>
          <table:table-cell table:style-name="Table2.A2" office:value-type="string">
            <text:p text:style-name="P20">Mean: <text:span text:style-name="T10">25.25</text:span></text:p>
            <text:p text:style-name="P20">Std: <text:span text:style-name="T10">24.08</text:span></text:p>
          </table:table-cell>
          <table:table-cell table:style-name="Table2.D2" office:value-type="string">
            <text:p text:style-name="P20">Mean: <text:span text:style-name="T14">20.94</text:span></text:p>
            <text:p text:style-name="P20">Std: <text:span text:style-name="T14">11.0</text:span></text:p>
          </table:table-cell>
        </table:table-row>
      </table:table>
      <text:p text:style-name="P11"/>
      <text:p text:style-name="P7"><text:span text:style-name="T1">External e</text:span>motional signal</text:p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P16">User/Robot</text:p>
          </table:table-cell>
          <table:table-cell table:style-name="Table3.A1" office:value-type="string">
            <text:p text:style-name="P16">M. non dependent</text:p>
          </table:table-cell>
          <table:table-cell table:style-name="Table3.A1" office:value-type="string">
            <text:p text:style-name="P16">Neutral</text:p>
          </table:table-cell>
          <table:table-cell table:style-name="Table3.D1" office:value-type="string">
            <text:p text:style-name="P16">M. dependent</text:p>
          </table:table-cell>
        </table:table-row>
        <table:table-row>
          <table:table-cell table:style-name="Table3.A2" office:value-type="string">
            <text:p text:style-name="P16">Engaged complete</text:p>
          </table:table-cell>
          <table:table-cell table:style-name="Table3.A2" office:value-type="string">
            <text:p text:style-name="P20">Mean: <text:span text:style-name="T4">72.18</text:span></text:p>
            <text:p text:style-name="P20">Std: <text:span text:style-name="T4">24.75</text:span></text:p>
          </table:table-cell>
          <table:table-cell table:style-name="Table3.A2" office:value-type="string">
            <text:p text:style-name="P20">Mean: <text:span text:style-name="T5">75.76</text:span></text:p>
            <text:p text:style-name="P20">Std: <text:span text:style-name="T5">24.85</text:span></text:p>
          </table:table-cell>
          <table:table-cell table:style-name="Table3.D2" office:value-type="string">
            <text:p text:style-name="P20">Mean: <text:span text:style-name="T8">74.5</text:span></text:p>
            <text:p text:style-name="P20">Std: <text:span text:style-name="T8">27.06</text:span></text:p>
          </table:table-cell>
        </table:table-row>
        <table:table-row>
          <table:table-cell table:style-name="Table3.A2" office:value-type="string">
            <text:p text:style-name="P16">Neutral</text:p>
          </table:table-cell>
          <table:table-cell table:style-name="Table3.A2" office:value-type="string">
            <text:p text:style-name="P20">Mean: <text:span text:style-name="T9">29.44</text:span></text:p>
            <text:p text:style-name="P20">Std: <text:span text:style-name="T9">26.0</text:span></text:p>
          </table:table-cell>
          <table:table-cell table:style-name="Table3.A2" office:value-type="string">
            <text:p text:style-name="P23">Mean: <text:span text:style-name="T10">25.25</text:span></text:p>
            <text:p text:style-name="P23">Std: <text:span text:style-name="T10">24.08</text:span></text:p>
          </table:table-cell>
          <table:table-cell table:style-name="Table3.D2" office:value-type="string">
            <text:p text:style-name="P20">Mean: <text:span text:style-name="T11">27.02</text:span></text:p>
            <text:p text:style-name="P20">Std: <text:span text:style-name="T11">22.94</text:span></text:p>
          </table:table-cell>
        </table:table-row>
        <table:table-row>
          <table:table-cell table:style-name="Table3.A2" office:value-type="string">
            <text:p text:style-name="P16">Disengaged complete</text:p>
          </table:table-cell>
          <table:table-cell table:style-name="Table3.A2" office:value-type="string">
            <text:p text:style-name="P20">Mean: <text:span text:style-name="T12">12.01</text:span></text:p>
            <text:p text:style-name="P20">Std: <text:span text:style-name="T12">13.66</text:span></text:p>
          </table:table-cell>
          <table:table-cell table:style-name="Table3.A2" office:value-type="string">
            <text:p text:style-name="P20">Mean: <text:span text:style-name="T13">30.82</text:span></text:p>
            <text:p text:style-name="P20">Std: <text:span text:style-name="T13">12.91</text:span></text:p>
          </table:table-cell>
          <table:table-cell table:style-name="Table3.D2" office:value-type="string">
            <text:p text:style-name="P20">Mean: <text:span text:style-name="T14">10.68</text:span></text:p>
            <text:p text:style-name="P20">Std: <text:span text:style-name="T14">12.78</text:span></text:p>
          </table:table-cell>
        </table:table-row>
      </table:table>
      <text:p text:style-name="P12"/>
      <text:p text:style-name="P12"/>
      <text:p text:style-name="P8"><text:span text:style-name="T2">Stimulation</text:span> signal</text:p>
      <text:p text:style-name="P4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17">User/Robot</text:p>
          </table:table-cell>
          <table:table-cell table:style-name="Table4.A1" office:value-type="string">
            <text:p text:style-name="P17">M. non dependent</text:p>
          </table:table-cell>
          <table:table-cell table:style-name="Table4.A1" office:value-type="string">
            <text:p text:style-name="P17">Neutral</text:p>
          </table:table-cell>
          <table:table-cell table:style-name="Table4.D1" office:value-type="string">
            <text:p text:style-name="P17">M. dependent</text:p>
          </table:table-cell>
        </table:table-row>
        <table:table-row>
          <table:table-cell table:style-name="Table4.A2" office:value-type="string">
            <text:p text:style-name="P17">Engaged complete</text:p>
          </table:table-cell>
          <table:table-cell table:style-name="Table4.A2" office:value-type="string">
            <text:p text:style-name="P20">Mean: <text:span text:style-name="T4">70.99</text:span></text:p>
            <text:p text:style-name="P20">Std: <text:span text:style-name="T4">42.44</text:span></text:p>
          </table:table-cell>
          <table:table-cell table:style-name="Table4.A2" office:value-type="string">
            <text:p text:style-name="P20">Mean: <text:span text:style-name="T6">78.86</text:span></text:p>
            <text:p text:style-name="P20">Std: <text:span text:style-name="T6">37.78</text:span></text:p>
          </table:table-cell>
          <table:table-cell table:style-name="Table4.D2" office:value-type="string">
            <text:p text:style-name="P20">Mean: <text:span text:style-name="T8">72.97</text:span></text:p>
            <text:p text:style-name="P20">Std: <text:span text:style-name="T8">41.7</text:span></text:p>
          </table:table-cell>
        </table:table-row>
        <table:table-row>
          <table:table-cell table:style-name="Table4.A2" office:value-type="string">
            <text:p text:style-name="P17">Neutral</text:p>
          </table:table-cell>
          <table:table-cell table:style-name="Table4.A2" office:value-type="string">
            <text:p text:style-name="P20">Mean: <text:span text:style-name="T9">27.16</text:span></text:p>
            <text:p text:style-name="P20">Std: <text:span text:style-name="T9">39.71</text:span></text:p>
          </table:table-cell>
          <table:table-cell table:style-name="Table4.A2" office:value-type="string">
            <text:p text:style-name="P20">Mean: <text:span text:style-name="T10">15.38</text:span></text:p>
            <text:p text:style-name="P20">Std: <text:span text:style-name="T10">33.28</text:span></text:p>
          </table:table-cell>
          <table:table-cell table:style-name="Table4.D2" office:value-type="string">
            <text:p text:style-name="P20">Mean: <text:span text:style-name="T11">19.09</text:span></text:p>
            <text:p text:style-name="P20">Std: <text:span text:style-name="T11">37.25</text:span></text:p>
          </table:table-cell>
        </table:table-row>
        <table:table-row>
          <table:table-cell table:style-name="Table4.A2" office:value-type="string">
            <text:p text:style-name="P17">Disengaged complete</text:p>
          </table:table-cell>
          <table:table-cell table:style-name="Table4.A2" office:value-type="string">
            <text:p text:style-name="P20">Mean: <text:span text:style-name="T12">0.4</text:span></text:p>
            <text:p text:style-name="P20">Std: <text:span text:style-name="T12">1.54</text:span></text:p>
          </table:table-cell>
          <table:table-cell table:style-name="Table4.A2" office:value-type="string">
            <text:p text:style-name="P20">Mean: <text:span text:style-name="T13">14.09</text:span></text:p>
            <text:p text:style-name="P20">Std: <text:span text:style-name="T13">14.1</text:span></text:p>
          </table:table-cell>
          <table:table-cell table:style-name="Table4.D2" office:value-type="string">
            <text:p text:style-name="P20">Mean: <text:span text:style-name="T14">0.16</text:span></text:p>
            <text:p text:style-name="P20">Std: <text:span text:style-name="T14">0.72</text:span></text:p>
          </table:table-cell>
        </table:table-row>
      </table:table>
      <text:p text:style-name="P8"><text:soft-page-break/></text:p>
      <text:p text:style-name="P8"><text:span text:style-name="T2">Answers</text:span> signal</text:p>
      <text:p text:style-name="P4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>
          <table:table-cell table:style-name="Table5.A1" office:value-type="string">
            <text:p text:style-name="P17">User/Robot</text:p>
          </table:table-cell>
          <table:table-cell table:style-name="Table5.A1" office:value-type="string">
            <text:p text:style-name="P17">M. non dependent</text:p>
          </table:table-cell>
          <table:table-cell table:style-name="Table5.A1" office:value-type="string">
            <text:p text:style-name="P17">Neutral</text:p>
          </table:table-cell>
          <table:table-cell table:style-name="Table5.D1" office:value-type="string">
            <text:p text:style-name="P17">M. dependent</text:p>
          </table:table-cell>
        </table:table-row>
        <table:table-row>
          <table:table-cell table:style-name="Table5.A2" office:value-type="string">
            <text:p text:style-name="P17">Engaged complete</text:p>
          </table:table-cell>
          <table:table-cell table:style-name="Table5.A2" office:value-type="string">
            <text:p text:style-name="P20">Mean: <text:span text:style-name="T4">86.46</text:span></text:p>
            <text:p text:style-name="P20">Std: <text:span text:style-name="T4">13.45</text:span></text:p>
          </table:table-cell>
          <table:table-cell table:style-name="Table5.A2" office:value-type="string">
            <text:p text:style-name="P20">Mean: <text:span text:style-name="T6">80.36</text:span></text:p>
            <text:p text:style-name="P20">Std: <text:span text:style-name="T6">16.41</text:span></text:p>
          </table:table-cell>
          <table:table-cell table:style-name="Table5.D2" office:value-type="string">
            <text:p text:style-name="P20">Mean: <text:span text:style-name="T8">87.2</text:span></text:p>
            <text:p text:style-name="P20">Std: <text:span text:style-name="T8">14.06</text:span></text:p>
          </table:table-cell>
        </table:table-row>
        <table:table-row>
          <table:table-cell table:style-name="Table5.A2" office:value-type="string">
            <text:p text:style-name="P17">Neutral</text:p>
          </table:table-cell>
          <table:table-cell table:style-name="Table5.A2" office:value-type="string">
            <text:p text:style-name="P20">Mean: <text:span text:style-name="T9">18.39</text:span></text:p>
            <text:p text:style-name="P20">Std: <text:span text:style-name="T9">17.14</text:span></text:p>
          </table:table-cell>
          <table:table-cell table:style-name="Table5.A2" office:value-type="string">
            <text:p text:style-name="P20">Mean: <text:span text:style-name="T10">18.15</text:span></text:p>
            <text:p text:style-name="P20">Std: <text:span text:style-name="T10">19.34</text:span></text:p>
          </table:table-cell>
          <table:table-cell table:style-name="Table5.D2" office:value-type="string">
            <text:p text:style-name="P20">Mean: <text:span text:style-name="T11">18.92</text:span></text:p>
            <text:p text:style-name="P20">Std: <text:span text:style-name="T11">18.79</text:span></text:p>
          </table:table-cell>
        </table:table-row>
        <table:table-row>
          <table:table-cell table:style-name="Table5.A2" office:value-type="string">
            <text:p text:style-name="P17">Disengaged complete</text:p>
          </table:table-cell>
          <table:table-cell table:style-name="Table5.A2" office:value-type="string">
            <text:p text:style-name="P20">Mean: <text:span text:style-name="T12">9.58</text:span></text:p>
            <text:p text:style-name="P20">Std: <text:span text:style-name="T12">17.11</text:span></text:p>
          </table:table-cell>
          <table:table-cell table:style-name="Table5.A2" office:value-type="string">
            <text:p text:style-name="P20">Mean: <text:span text:style-name="T13">10.68</text:span></text:p>
            <text:p text:style-name="P20">Std: <text:span text:style-name="T13">17.14</text:span></text:p>
          </table:table-cell>
          <table:table-cell table:style-name="Table5.D2" office:value-type="string">
            <text:p text:style-name="P20">Mean: <text:span text:style-name="T14">8.86</text:span></text:p>
            <text:p text:style-name="P20">Std: <text:span text:style-name="T14">17.1</text:span></text:p>
          </table:table-cell>
        </table:table-row>
      </table:table>
      <text:p text:style-name="P22"/>
      <text:p text:style-name="P9"><text:span text:style-name="T3">Presence</text:span> signal</text:p>
      <text:p text:style-name="P5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18">User/Robot</text:p>
          </table:table-cell>
          <table:table-cell table:style-name="Table6.A1" office:value-type="string">
            <text:p text:style-name="P18">M. non dependent</text:p>
          </table:table-cell>
          <table:table-cell table:style-name="Table6.A1" office:value-type="string">
            <text:p text:style-name="P18">Neutral</text:p>
          </table:table-cell>
          <table:table-cell table:style-name="Table6.D1" office:value-type="string">
            <text:p text:style-name="P18">M. dependent</text:p>
          </table:table-cell>
        </table:table-row>
        <table:table-row>
          <table:table-cell table:style-name="Table6.A2" office:value-type="string">
            <text:p text:style-name="P18">Engaged complete</text:p>
          </table:table-cell>
          <table:table-cell table:style-name="Table6.A2" office:value-type="string">
            <text:p text:style-name="P20">Mean: <text:span text:style-name="T4">59.09</text:span></text:p>
            <text:p text:style-name="P20">Std: <text:span text:style-name="T4">43.59</text:span></text:p>
          </table:table-cell>
          <table:table-cell table:style-name="Table6.A2" office:value-type="string">
            <text:p text:style-name="P20">Mean: <text:span text:style-name="T7">67.96</text:span></text:p>
            <text:p text:style-name="P20">Std: <text:span text:style-name="T7">42.32</text:span></text:p>
          </table:table-cell>
          <table:table-cell table:style-name="Table6.D2" office:value-type="string">
            <text:p text:style-name="P20">Mean: <text:span text:style-name="T8">63.3</text:span></text:p>
            <text:p text:style-name="P20">Std: <text:span text:style-name="T8">44.77</text:span></text:p>
          </table:table-cell>
        </table:table-row>
        <table:table-row>
          <table:table-cell table:style-name="Table6.A2" office:value-type="string">
            <text:p text:style-name="P18">Neutral</text:p>
          </table:table-cell>
          <table:table-cell table:style-name="Table6.A2" office:value-type="string">
            <text:p text:style-name="P20">Mean: <text:span text:style-name="T9">42.21</text:span></text:p>
            <text:p text:style-name="P20">Std: <text:span text:style-name="T9">46.35</text:span></text:p>
          </table:table-cell>
          <table:table-cell table:style-name="Table6.A2" office:value-type="string">
            <text:p text:style-name="P20">Mean: <text:span text:style-name="T10">42.5</text:span></text:p>
            <text:p text:style-name="P20">Std: <text:span text:style-name="T10">46.6</text:span></text:p>
          </table:table-cell>
          <table:table-cell table:style-name="Table6.D2" office:value-type="string">
            <text:p text:style-name="P20">Mean: <text:span text:style-name="T11">43.38</text:span></text:p>
            <text:p text:style-name="P20">Std: <text:span text:style-name="T11">47.14</text:span></text:p>
          </table:table-cell>
        </table:table-row>
        <table:table-row>
          <table:table-cell table:style-name="Table6.A2" office:value-type="string">
            <text:p text:style-name="P18">Disengaged complete</text:p>
          </table:table-cell>
          <table:table-cell table:style-name="Table6.A2" office:value-type="string">
            <text:p text:style-name="P20">Mean: <text:span text:style-name="T12">26.4</text:span></text:p>
            <text:p text:style-name="P20">Std: <text:span text:style-name="T12">39.65</text:span></text:p>
          </table:table-cell>
          <table:table-cell table:style-name="Table6.A2" office:value-type="string">
            <text:p text:style-name="P20">Mean: <text:span text:style-name="T13">31.49</text:span></text:p>
            <text:p text:style-name="P20">Std: <text:span text:style-name="T13">42.09</text:span></text:p>
          </table:table-cell>
          <table:table-cell table:style-name="Table6.D2" office:value-type="string">
            <text:p text:style-name="P20">Mean: <text:span text:style-name="T14">23.32</text:span></text:p>
            <text:p text:style-name="P20">Std: <text:span text:style-name="T14">37.52</text:span></text:p>
          </table:table-cell>
        </table:table-row>
      </table:table>
      <text:p text:style-name="P13"/>
      <text:p text:style-name="P9"><text:span text:style-name="T3">Confort/Wellbeing</text:span> signal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18">User/Robot</text:p>
          </table:table-cell>
          <table:table-cell table:style-name="Table7.A1" office:value-type="string">
            <text:p text:style-name="P18">M. non dependent</text:p>
          </table:table-cell>
          <table:table-cell table:style-name="Table7.A1" office:value-type="string">
            <text:p text:style-name="P18">Neutral</text:p>
          </table:table-cell>
          <table:table-cell table:style-name="Table7.D1" office:value-type="string">
            <text:p text:style-name="P18">M. dependent</text:p>
          </table:table-cell>
        </table:table-row>
        <table:table-row>
          <table:table-cell table:style-name="Table7.A2" office:value-type="string">
            <text:p text:style-name="P18">Engaged complete</text:p>
          </table:table-cell>
          <table:table-cell table:style-name="Table7.A2" office:value-type="string">
            <text:p text:style-name="P20">Mean: <text:span text:style-name="T4">77.84</text:span></text:p>
            <text:p text:style-name="P20">Std: <text:span text:style-name="T4">8.9</text:span></text:p>
          </table:table-cell>
          <table:table-cell table:style-name="Table7.A2" office:value-type="string">
            <text:p text:style-name="P20">Mean: <text:span text:style-name="T7">76.96</text:span></text:p>
            <text:p text:style-name="P20">Std: <text:span text:style-name="T7">7.47</text:span></text:p>
          </table:table-cell>
          <table:table-cell table:style-name="Table7.D2" office:value-type="string">
            <text:p text:style-name="P20">Mean: <text:span text:style-name="T8">81.2</text:span></text:p>
            <text:p text:style-name="P20">Std: <text:span text:style-name="T8">5.67</text:span></text:p>
          </table:table-cell>
        </table:table-row>
        <table:table-row>
          <table:table-cell table:style-name="Table7.A2" office:value-type="string">
            <text:p text:style-name="P18">Neutral</text:p>
          </table:table-cell>
          <table:table-cell table:style-name="Table7.A2" office:value-type="string">
            <text:p text:style-name="P20">Mean: <text:span text:style-name="T9">48.16</text:span></text:p>
            <text:p text:style-name="P20">Std: <text:span text:style-name="T9">15.81</text:span></text:p>
          </table:table-cell>
          <table:table-cell table:style-name="Table7.A2" office:value-type="string">
            <text:p text:style-name="P20">Mean: <text:span text:style-name="T10">76.89</text:span></text:p>
            <text:p text:style-name="P20">Std: <text:span text:style-name="T10">5.55</text:span></text:p>
          </table:table-cell>
          <table:table-cell table:style-name="Table7.D2" office:value-type="string">
            <text:p text:style-name="P20">Mean: <text:span text:style-name="T11">73.3</text:span></text:p>
            <text:p text:style-name="P20">Std: <text:span text:style-name="T11">7.16</text:span></text:p>
          </table:table-cell>
        </table:table-row>
        <table:table-row>
          <table:table-cell table:style-name="Table7.A2" office:value-type="string">
            <text:p text:style-name="P18">Disengaged complete</text:p>
          </table:table-cell>
          <table:table-cell table:style-name="Table7.A2" office:value-type="string">
            <text:p text:style-name="P20">Mean: <text:span text:style-name="T12">57.09</text:span></text:p>
            <text:p text:style-name="P20">Std: <text:span text:style-name="T12">10.97</text:span></text:p>
          </table:table-cell>
          <table:table-cell table:style-name="Table7.A2" office:value-type="string">
            <text:p text:style-name="P20">Mean: <text:span text:style-name="T13">47.56</text:span></text:p>
            <text:p text:style-name="P20">Std: <text:span text:style-name="T13">22.08</text:span></text:p>
          </table:table-cell>
          <table:table-cell table:style-name="Table7.D2" office:value-type="string">
            <text:p text:style-name="P20">Mean: <text:span text:style-name="T15">51.70</text:span></text:p>
            <text:p text:style-name="P20">Std: <text:span text:style-name="T15">17.48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22:16:42.769654608</meta:creation-date>
    <dc:date>2019-09-17T10:37:04.308444860</dc:date>
    <meta:editing-duration>PT3H36M24S</meta:editing-duration>
    <meta:editing-cycles>105</meta:editing-cycles>
    <meta:generator>LibreOffice/5.1.6.2$Linux_X86_64 LibreOffice_project/10m0$Build-2</meta:generator>
    <meta:document-statistic meta:table-count="7" meta:image-count="0" meta:object-count="0" meta:page-count="2" meta:paragraph-count="200" meta:word-count="387" meta:character-count="2267" meta:non-whitespace-character-count="2080"/>
  </office:meta>
</office:document-meta>
</file>